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normal" officeooo:rsid="0014571b" officeooo:paragraph-rsid="0014571b" style:font-size-asian="12.25pt" style:font-weight-asian="normal" style:font-size-complex="14pt" style:font-weight-complex="normal"/>
    </style:style>
    <style:style style:name="P2" style:family="paragraph" style:parent-style-name="Standard">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3"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normal" officeooo:rsid="0047f84e" officeooo:paragraph-rsid="0047f84e" style:font-size-asian="10.5pt" style:font-weight-asian="normal" style:font-size-complex="12pt" style:font-weight-complex="normal"/>
    </style:style>
    <style:style style:name="P5" style:family="paragraph" style:parent-style-name="Standard">
      <style:text-properties fo:font-size="14pt" style:text-underline-style="solid" style:text-underline-width="auto" style:text-underline-color="font-color" fo:font-weight="normal" officeooo:rsid="00736d9e" officeooo:paragraph-rsid="00755820"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4571b" officeooo:paragraph-rsid="0014571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4571b" officeooo:paragraph-rsid="007558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47f84e" officeooo:paragraph-rsid="0047f84e"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f4709" officeooo:paragraph-rsid="004f4709"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511e99" officeooo:paragraph-rsid="00511e9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513f7a" officeooo:paragraph-rsid="00513f7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598023" officeooo:paragraph-rsid="00598023"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5af08d" officeooo:paragraph-rsid="005af08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5c7086" officeooo:paragraph-rsid="005c7086"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5f8786" officeooo:paragraph-rsid="005f878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62b21d" officeooo:paragraph-rsid="0062b21d"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63245f" officeooo:paragraph-rsid="0063245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65cd5d" officeooo:paragraph-rsid="0065cd5d"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68d96d" officeooo:paragraph-rsid="0068d96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6c7793" officeooo:paragraph-rsid="006c7793"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cc0b7" officeooo:paragraph-rsid="006cc0b7"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6e1dc9" officeooo:paragraph-rsid="006e1dc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6f2a75" officeooo:paragraph-rsid="006f2a75"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e6469" officeooo:paragraph-rsid="00755820"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fc0bf" officeooo:paragraph-rsid="0075582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c96fa" officeooo:paragraph-rsid="0075582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0df43" officeooo:paragraph-rsid="0075582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13b2d" officeooo:paragraph-rsid="00755820"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151b4" officeooo:paragraph-rsid="0075582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2ea38" officeooo:paragraph-rsid="0075582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7b7d96" officeooo:paragraph-rsid="007b7d96"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813dd1" officeooo:paragraph-rsid="00813dd1"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84da56" officeooo:paragraph-rsid="0084da56"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868c92" officeooo:paragraph-rsid="00868c92"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879d39" officeooo:paragraph-rsid="00879d39"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89585c" officeooo:paragraph-rsid="0089585c"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8ab780" officeooo:paragraph-rsid="008ab780"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8ad7ac" officeooo:paragraph-rsid="008ad7ac"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8c21f7" officeooo:paragraph-rsid="008c21f7"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8f3c41" officeooo:paragraph-rsid="008f3c41"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903e94" officeooo:paragraph-rsid="00903e94" style:font-size-asian="10.5pt" style:font-weight-asian="normal" style:font-size-complex="12pt" style:font-weight-complex="normal"/>
    </style:style>
    <style:style style:name="P42" style:family="paragraph" style:parent-style-name="Standard">
      <style:text-properties style:font-name="Liberation Serif1" fo:font-size="12pt" style:text-underline-style="none" fo:font-weight="normal" officeooo:rsid="005af08d" officeooo:paragraph-rsid="005af08d" style:font-size-asian="10.5pt" style:font-weight-asian="normal" style:font-size-complex="12pt" style:font-weight-complex="normal"/>
    </style:style>
    <style:style style:name="P43" style:family="paragraph" style:parent-style-name="Standard">
      <style:text-properties style:font-name="Liberation Serif1" fo:font-size="12pt" style:text-underline-style="none" fo:font-weight="normal" officeooo:rsid="006095de" officeooo:paragraph-rsid="006095de" style:font-size-asian="10.5pt" style:font-weight-asian="normal" style:font-size-complex="12pt" style:font-weight-complex="normal"/>
    </style:style>
    <style:style style:name="P44" style:family="paragraph" style:parent-style-name="Standard">
      <style:text-properties style:font-name="Liberation Serif1" fo:font-size="12pt" style:text-underline-style="none" fo:font-weight="normal" officeooo:rsid="006294ec" officeooo:paragraph-rsid="006294ec" style:font-size-asian="10.5pt" style:font-weight-asian="normal" style:font-size-complex="12pt" style:font-weight-complex="normal"/>
    </style:style>
    <style:style style:name="P45" style:family="paragraph" style:parent-style-name="Standard">
      <style:text-properties style:font-name="Liberation Serif1" fo:font-size="12pt" style:text-underline-style="none" fo:font-weight="normal" officeooo:rsid="0067aa44" officeooo:paragraph-rsid="0067aa44" style:font-size-asian="10.5pt" style:font-weight-asian="normal" style:font-size-complex="12pt" style:font-weight-complex="normal"/>
    </style:style>
    <style:style style:name="P46" style:family="paragraph" style:parent-style-name="Standard">
      <style:text-properties style:font-name="Liberation Serif1" fo:font-size="12pt" style:text-underline-style="none" fo:font-weight="normal" officeooo:rsid="0068d96d" officeooo:paragraph-rsid="0068d96d" style:font-size-asian="10.5pt" style:font-weight-asian="normal" style:font-size-complex="12pt" style:font-weight-complex="normal"/>
    </style:style>
    <style:style style:name="P47" style:family="paragraph" style:parent-style-name="Standard">
      <style:text-properties style:font-name="Liberation Serif1" fo:font-size="12pt" style:text-underline-style="none" fo:font-weight="normal" officeooo:rsid="0069d0c6" officeooo:paragraph-rsid="0069d0c6" style:font-size-asian="10.5pt" style:font-weight-asian="normal" style:font-size-complex="12pt" style:font-weight-complex="normal"/>
    </style:style>
    <style:style style:name="P48" style:family="paragraph" style:parent-style-name="Standard">
      <style:text-properties officeooo:paragraph-rsid="00755820"/>
    </style:style>
    <style:style style:name="P49" style:family="paragraph" style:parent-style-name="Table_20_Contents">
      <style:text-properties fo:font-size="12pt" fo:font-weight="bold" officeooo:rsid="0025eb8a" officeooo:paragraph-rsid="00755820" style:font-size-asian="10.5pt" style:font-weight-asian="bold" style:font-size-complex="12pt" style:font-weight-complex="bold"/>
    </style:style>
    <style:style style:name="P50" style:family="paragraph" style:parent-style-name="Table_20_Contents">
      <style:text-properties fo:font-size="12pt" fo:font-weight="bold" officeooo:rsid="00265386" officeooo:paragraph-rsid="00755820" style:font-size-asian="10.5pt" style:font-weight-asian="bold" style:font-size-complex="12pt" style:font-weight-complex="bold"/>
    </style:style>
    <style:style style:name="P51" style:family="paragraph" style:parent-style-name="Table_20_Contents">
      <style:text-properties fo:font-size="12pt" officeooo:rsid="0025eb8a" officeooo:paragraph-rsid="00755820" style:font-size-asian="10.5pt" style:font-size-complex="12pt"/>
    </style:style>
    <style:style style:name="P52" style:family="paragraph" style:parent-style-name="Table_20_Contents">
      <style:text-properties fo:font-size="12pt" officeooo:rsid="002603a6" officeooo:paragraph-rsid="00755820" style:font-size-asian="10.5pt" style:font-size-complex="12pt"/>
    </style:style>
    <style:style style:name="P53" style:family="paragraph" style:parent-style-name="Table_20_Contents">
      <style:text-properties fo:font-size="12pt" officeooo:rsid="002793ff" officeooo:paragraph-rsid="00755820" style:font-size-asian="10.5pt" style:font-size-complex="12pt"/>
    </style:style>
    <style:style style:name="P54" style:family="paragraph" style:parent-style-name="Table_20_Contents">
      <style:text-properties fo:font-size="12pt" officeooo:rsid="002a280e" officeooo:paragraph-rsid="00755820" style:font-size-asian="10.5pt" style:font-size-complex="12pt"/>
    </style:style>
    <style:style style:name="P55" style:family="paragraph" style:parent-style-name="Table_20_Contents">
      <style:text-properties fo:font-size="12pt" officeooo:paragraph-rsid="00755820" style:font-size-asian="10.5pt" style:font-size-complex="12pt"/>
    </style:style>
    <style:style style:name="P56" style:family="paragraph" style:parent-style-name="Standard">
      <style:text-properties fo:font-size="14pt" style:text-underline-style="solid" style:text-underline-width="auto" style:text-underline-color="font-color" fo:font-weight="normal" officeooo:rsid="00377226" officeooo:paragraph-rsid="0075582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441e62" officeooo:paragraph-rsid="00755820"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903e94" officeooo:paragraph-rsid="00913882"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919490" officeooo:paragraph-rsid="00919490"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91a3b1" officeooo:paragraph-rsid="0091a3b1"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959568" officeooo:paragraph-rsid="00959568" style:font-size-asian="10.5pt" style:font-weight-asian="normal" style:font-size-complex="12pt" style:font-weight-complex="normal"/>
    </style:style>
    <style:style style:name="P62" style:family="paragraph" style:parent-style-name="Standard">
      <style:text-properties style:font-name="Liberation Serif1" fo:font-size="12pt" style:text-underline-style="none" fo:font-weight="normal" officeooo:rsid="0084da56" officeooo:paragraph-rsid="0084da56" style:font-size-asian="10.5pt" style:font-weight-asian="normal" style:font-size-complex="12pt" style:font-weight-complex="normal"/>
    </style:style>
    <style:style style:name="P63" style:family="paragraph" style:parent-style-name="Standard">
      <style:text-properties style:font-name="Liberation Serif1" fo:font-size="12pt" style:text-underline-style="none" fo:font-weight="normal" officeooo:rsid="008f3c41" officeooo:paragraph-rsid="008f3c41" style:font-size-asian="10.5pt" style:font-weight-asian="normal" style:font-size-complex="12pt" style:font-weight-complex="normal"/>
    </style:style>
    <style:style style:name="P64" style:family="paragraph" style:parent-style-name="Standard">
      <style:text-properties style:font-name="Liberation Serif1" fo:font-size="12pt" style:text-underline-style="none" fo:font-weight="normal" officeooo:rsid="008ad7ac" officeooo:paragraph-rsid="008ad7ac" style:font-size-asian="10.5pt" style:font-weight-asian="normal" style:font-size-complex="12pt" style:font-weight-complex="normal"/>
    </style:style>
    <style:style style:name="P65" style:family="paragraph" style:parent-style-name="Standard">
      <style:text-properties style:font-name="Liberation Serif1" fo:font-size="12pt" style:text-underline-style="none" fo:font-weight="normal" officeooo:rsid="00903e94" officeooo:paragraph-rsid="00903e94" style:font-size-asian="10.5pt" style:font-weight-asian="normal" style:font-size-complex="12pt" style:font-weight-complex="normal"/>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officeooo:rsid="0021a67d"/>
    </style:style>
    <style:style style:name="T17" style:family="text">
      <style:text-properties officeooo:rsid="00238076"/>
    </style:style>
    <style:style style:name="T18" style:family="text">
      <style:text-properties officeooo:rsid="002603a6"/>
    </style:style>
    <style:style style:name="T19" style:family="text">
      <style:text-properties officeooo:rsid="00265386"/>
    </style:style>
    <style:style style:name="T20" style:family="text">
      <style:text-properties officeooo:rsid="002793ff"/>
    </style:style>
    <style:style style:name="T21" style:family="text">
      <style:text-properties officeooo:rsid="00283f66"/>
    </style:style>
    <style:style style:name="T22" style:family="text">
      <style:text-properties officeooo:rsid="002c4878"/>
    </style:style>
    <style:style style:name="T23" style:family="text">
      <style:text-properties officeooo:rsid="002dda65"/>
    </style:style>
    <style:style style:name="T24" style:family="text">
      <style:text-properties officeooo:rsid="002edce8"/>
    </style:style>
    <style:style style:name="T25" style:family="text">
      <style:text-properties officeooo:rsid="004955aa"/>
    </style:style>
    <style:style style:name="T26" style:family="text">
      <style:text-properties officeooo:rsid="00495eb8"/>
    </style:style>
    <style:style style:name="T27" style:family="text">
      <style:text-properties style:font-name="Liberation Serif1"/>
    </style:style>
    <style:style style:name="T28" style:family="text">
      <style:text-properties style:font-name="Liberation Serif1" officeooo:rsid="00533c33"/>
    </style:style>
    <style:style style:name="T29" style:family="text">
      <style:text-properties style:font-name="Liberation Serif1" officeooo:rsid="005512ad"/>
    </style:style>
    <style:style style:name="T30" style:family="text">
      <style:text-properties style:font-name="Liberation Serif1" officeooo:rsid="005553af"/>
    </style:style>
    <style:style style:name="T31" style:family="text">
      <style:text-properties style:font-name="Liberation Serif1" officeooo:rsid="0056b401"/>
    </style:style>
    <style:style style:name="T32" style:family="text">
      <style:text-properties style:font-name="Liberation Serif1" officeooo:rsid="00513f7a"/>
    </style:style>
    <style:style style:name="T33" style:family="text">
      <style:text-properties style:font-name="Liberation Serif1" officeooo:rsid="005e0e1e"/>
    </style:style>
    <style:style style:name="T34" style:family="text">
      <style:text-properties style:font-name="Liberation Serif1" officeooo:rsid="008cbc8f"/>
    </style:style>
    <style:style style:name="T35" style:family="text">
      <style:text-properties style:font-name="Liberation Serif1" officeooo:rsid="00913882"/>
    </style:style>
    <style:style style:name="T36" style:family="text">
      <style:text-properties style:font-name="Liberation Serif1" officeooo:rsid="0091a3b1"/>
    </style:style>
    <style:style style:name="T37" style:family="text">
      <style:text-properties style:font-name="Liberation Serif1" officeooo:rsid="009444c6"/>
    </style:style>
    <style:style style:name="T38" style:family="text">
      <style:text-properties style:font-name="Liberation Serif1" officeooo:rsid="00950fca"/>
    </style:style>
    <style:style style:name="T39" style:family="text">
      <style:text-properties officeooo:rsid="0063245f"/>
    </style:style>
    <style:style style:name="T40" style:family="text">
      <style:text-properties officeooo:rsid="0063d956"/>
    </style:style>
    <style:style style:name="T41" style:family="text">
      <style:text-properties officeooo:rsid="006db12c"/>
    </style:style>
    <style:style style:name="T42" style:family="text">
      <style:text-properties officeooo:rsid="0070529e"/>
    </style:style>
    <style:style style:name="T43" style:family="text">
      <style:text-properties officeooo:rsid="0073c908"/>
    </style:style>
    <style:style style:name="T44" style:family="text">
      <style:text-properties officeooo:rsid="00769667"/>
    </style:style>
    <style:style style:name="T45" style:family="text">
      <style:text-properties officeooo:rsid="007e3dd6"/>
    </style:style>
    <style:style style:name="T46" style:family="text">
      <style:text-properties officeooo:rsid="009444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6"/>
      <text:p text:style-name="P6">-<text:span text:style-name="T24">Lexical analysis</text:span></text:p>
      <text:p text:style-name="P7"><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56">Lexers</text:p>
      <text:p text:style-name="P2"><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2"/>
      <text:p text:style-name="P3"><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3"/>
      <text:p text:style-name="P7"/>
      <text:p text:style-name="P5">BNF</text:p>
      <text:p text:style-name="P48"><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24"/>
      <text:p text:style-name="P25">BNF is a notation technique used to <text:span text:style-name="T16">explicitly</text:span> state the syntax of a language<text:span text:style-name="T17">s in computer science whether they be programming languages or just formatting of a document etc. The notation of the language revolves around using tags in order to express terms. A brief explanation of how the notation is defined is as follows.</text:span></text:p>
      <text:p text:style-name="P25"/>
      <table:table table:name="Table1" table:style-name="Table1">
        <table:table-column table:style-name="Table1.A"/>
        <table:table-column table:style-name="Table1.B"/>
        <table:table-row>
          <table:table-cell table:style-name="Table1.A1" office:value-type="string">
            <text:p text:style-name="P49">Symbol</text:p>
          </table:table-cell>
          <table:table-cell table:style-name="Table1.B1" office:value-type="string">
            <text:p text:style-name="P50">Meaning</text:p>
          </table:table-cell>
        </table:table-row>
        <table:table-row>
          <table:table-cell table:style-name="Table1.A2" office:value-type="string">
            <text:p text:style-name="P51">&lt;expr&gt;</text:p>
          </table:table-cell>
          <table:table-cell table:style-name="Table1.B2" office:value-type="string">
            <text:p text:style-name="P51">Things inside '&lt;&gt;' are non-terminals. These refer to the tags mentioned which are <text:span text:style-name="T22">labelled.</text:span> In this case labelled 'expr'. <text:span text:style-name="T18">These then refer to the fact that this is defined in another place.</text:span></text:p>
          </table:table-cell>
        </table:table-row>
        <table:table-row>
          <table:table-cell table:style-name="Table1.A2" office:value-type="string">
            <text:p text:style-name="P55">“<text:span text:style-name="T18">1”</text:span></text:p>
          </table:table-cell>
          <table:table-cell table:style-name="Table1.B2" office:value-type="string">
            <text:p text:style-name="P52">Things inside “” quotations are <text:span text:style-name="T19">terminals. This means that this explicitly states that 1 should occur at that point.</text:span></text:p>
          </table:table-cell>
        </table:table-row>
        <table:table-row>
          <table:table-cell table:style-name="Table1.A2" office:value-type="string">
            <text:p text:style-name="P55">::<text:span text:style-name="T20">=</text:span></text:p>
          </table:table-cell>
          <table:table-cell table:style-name="Table1.B2" office:value-type="string">
            <text:p text:style-name="P53">This says that the things on the left hand side of it is defined by what is on the right hand side. <text:span text:style-name="T21">This is used to define the non-terminals above.</text:span></text:p>
          </table:table-cell>
        </table:table-row>
        <table:table-row>
          <table:table-cell table:style-name="Table1.A2" office:value-type="string">
            <text:p text:style-name="P54">|</text:p>
          </table:table-cell>
          <table:table-cell table:style-name="Table1.B2" office:value-type="string">
            <text:p text:style-name="P54">The bar is used in order to make a chose in the productions. | creates complexity in the grammar to build complex syntax.</text:p>
          </table:table-cell>
        </table:table-row>
      </table:table>
      <text:p text:style-name="P25"/>
      <text:p text:style-name="P26">With the use of these symbols a grammar tree can be formed of multiple definitions of different non-terminals. By creating this abstraction, a simple <text:span text:style-name="T23">and </text:span>easy to understand <text:span text:style-name="T23">representation</text:span> of part of some syntax tree can be made of a complex grammar. <text:span text:style-name="T24">A simple example of a BNF would be that of </text:span></text:p>
      <text:p text:style-name="P27">addition of a sting of numbers.</text:p>
      <text:p text:style-name="P27"/>
      <text:p text:style-name="P28">&lt;expr&gt; ::= &lt;digit&gt; | &lt;expr&gt; “+” &lt;digit&gt;</text:p>
      <text:p text:style-name="P28"><text:soft-page-break/>&lt;digit&gt; ::= “1” | “2” | “3” | “4” | “5” | “6” | “7” | “8” | “9” | “0”</text:p>
      <text:p text:style-name="P28"/>
      <text:p text:style-name="P29">Here you can see that this language would accept strings like:</text:p>
      <text:p text:style-name="P29">“1”, “4+0+5”</text:p>
      <text:p text:style-name="P29">but not of:</text:p>
      <text:p text:style-name="P29">“+3+4”, “+”, “”, etc.</text:p>
      <text:p text:style-name="P30">Notice how recursion is used here which means that a finite grammar can be used to accept potentially infinite strings. //////</text:p>
      <text:p text:style-name="P30"/>
      <text:p text:style-name="P57">Extended BNF also exists which is a short hand of BNF but keeps all the same power.</text:p>
      <text:p text:style-name="P3"/>
      <text:p text:style-name="P4">Parser<text:span text:style-name="T43">s</text:span></text:p>
      <text:p text:style-name="P8">When the input stream has been <text:span text:style-name="T25">converted</text:span> into <text:span text:style-name="T26">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t convert into a target data type. Parser combinators work by parsers consuming parsers and produce new data types which will be then input into another parser.</text:span></text:p>
      <text:p text:style-name="P8"/>
      <text:p text:style-name="P9">In this notion, a library of parsers and operations are made to combine them. <text:span text:style-name="T44">A simple parser is one in which that does not consume anything:</text:span><text:line-break/>produce' :: a → String → [(String, a)]</text:p>
      <text:p text:style-name="P9">produce' x ts = [ts, x)]</text:p>
      <text:p text:style-name="P9"/>
      <text:p text:style-name="P9">'String → [(String, a)]' refers to the Parser a.</text:p>
      <text:p text:style-name="P9">The 'x' is the value we want to produce.</text:p>
      <text:p text:style-name="P9">The 'ts' is the input stream. </text:p>
      <text:p text:style-name="P10"/>
      <text:p text:style-name="P10">In order to eliminate writing 'String → [(String, a)]' continuously for creating these parsers, a new datatype can be defined. </text:p>
      <text:p text:style-name="P10">data Parser a = Parser (String → [(String, a)]</text:p>
      <text:p text:style-name="P10">The parser produce' above that does not <text:span text:style-name="T42">produce</text:span> anything can now be represented as:</text:p>
      <text:p text:style-name="P10">produce' :: a → Parser a</text:p>
      <text:p text:style-name="P10"/>
      <text:p text:style-name="P10">parse :: Parser a → (String → [(String, a)])</text:p>
      <text:p text:style-name="P10">parse (Parser p) = p</text:p>
      <text:p text:style-name="P10"/>
      <text:p text:style-name="P11">Using this datatype, parsers can now be defined:</text:p>
      <text:p text:style-name="P11">produce :: a → Parser a</text:p>
      <text:p text:style-name="P11">produce x = Parser (<text:span text:style-name="T27">λ ts → [(ts, x)]</text:span></text:p>
      <text:p text:style-name="P11"/>
      <text:p text:style-name="P11"><text:span text:style-name="T27">The λ stands for an anonymous function. T</text:span><text:span text:style-name="T28">hese are useful for passing them as parameters to higher order functions like map, fmap etc. </text:span><text:span text:style-name="T29">This is very </text:span><text:span text:style-name="T31">useful</text:span><text:span text:style-name="T29"> for parsers created in functional programming </text:span><text:span text:style-name="T30">languages.</text:span><text:span text:style-name="T29"> </text:span></text:p>
      <text:p text:style-name="P11"/>
      <text:p text:style-name="P12"><text:span text:style-name="T29">A </text:span><text:span text:style-name="T27">simple parser is one in which returns the next item in the input stream.</text:span></text:p>
      <text:p text:style-name="P12"/>
      <text:p text:style-name="P42">Item :: Parser Char</text:p>
      <text:p text:style-name="P13"><text:span text:style-name="T27">item = Parser ( </text:span><text:span text:style-name="T32">λ </text:span><text:span text:style-name="T27">ts → case ts of </text:span></text:p>
      <text:p text:style-name="P42"><text:tab/><text:tab/>[] → []</text:p>
      <text:p text:style-name="P42"><text:tab/><text:tab/>(x:xs) → [(xs, x)] )</text:p>
      <text:p text:style-name="P14"><text:span text:style-name="T27">The item parser is taking in an input string, then returning the first character, then outputting the </text:span><text:soft-page-break/><text:span text:style-name="T27">rest. It will output an empty list if an empty list is input</text:span><text:span text:style-name="T33">.</text:span></text:p>
      <text:p text:style-name="P14"/>
      <text:p text:style-name="P15"><text:span text:style-name="T33">I</text:span><text:span text:style-name="T27">n order to achieve the concept of chaining parsers together to sequentially operate on an input string, monads are used. </text:span></text:p>
      <text:p text:style-name="P43">class Monad m where</text:p>
      <text:p text:style-name="P43"><text:tab/>return :: a → ma</text:p>
      <text:p text:style-name="P43"><text:tab/>(&gt;&gt;=) :: ma → (a → mb) → mb</text:p>
      <text:p text:style-name="P44">In the case of parsers, return needs to have type,</text:p>
      <text:p text:style-name="P44">a → Parser a </text:p>
      <text:p text:style-name="P44">so produce will be used. </text:p>
      <text:p text:style-name="P16">(&gt;&gt;=) is the “bind” operator. This is the equivalent of ';' in other languages. <text:span text:style-name="T39">For use in parsers (&gt;&gt;=) can be specialised to:</text:span></text:p>
      <text:p text:style-name="P17">(&gt;&gt;=) :: Parser a → (a → Parser <text:span text:style-name="T40">b</text:span>) → Parser b</text:p>
      <text:p text:style-name="P18">Parser px &gt;&gt;= f = Parser ( <text:span text:style-name="T32">λ </text:span><text:span text:style-name="T27">ts → concat [parse (f x) ts' | (ts', x) ← px ts])</text:span></text:p>
      <text:p text:style-name="P45">px :: String → [(String, a)]</text:p>
      <text:p text:style-name="P46">ts :: String</text:p>
      <text:p text:style-name="P46">f x :: Parser b</text:p>
      <text:p text:style-name="P46">ts' :: String</text:p>
      <text:p text:style-name="P46">x :: a</text:p>
      <text:p text:style-name="P46">px ts :: [(String, a)]</text:p>
      <text:p text:style-name="P19"/>
      <text:p text:style-name="P47">[f x | x ← xs]</text:p>
      <text:p text:style-name="P47">This builds a list of values f x, one for each value x in xs.</text:p>
      <text:p text:style-name="P20">It is equivalent to:<text:line-break/>map f xs = [f x | x ← xs]</text:p>
      <text:p text:style-name="P21">Concat simply flattens a list of lists into a <text:span text:style-name="T41">single</text:span> list:</text:p>
      <text:p text:style-name="P22">concat :: [[a]] → [a]</text:p>
      <text:p text:style-name="P22"/>
      <text:p text:style-name="P23">Example:<text:line-break/>item &gt;&gt;= produce :: Parse Char</text:p>
      <text:p text:style-name="P23">Parser Char<text:tab/>Char → Parser Char</text:p>
      <text:p text:style-name="P23"/>
      <text:p text:style-name="P23">parse (item &gt;&gt;= produce) “hello”</text:p>
      <text:p text:style-name="P23">=[(“ello”, 'h')]</text:p>
      <text:p text:style-name="P23"/>
      <text:p text:style-name="P32">A basic building block for many parsers is satisfy.</text:p>
      <text:p text:style-name="P33">satisfy :: (Char → Bool) → Parser Char</text:p>
      <text:p text:style-name="P33">satisfy p = item &gt;&gt;= <text:s/><text:span text:style-name="T32">λ </text:span><text:span text:style-name="T27">c → </text:span></text:p>
      <text:p text:style-name="P62"><text:tab/><text:tab/> <text:s text:c="9"/>if p c</text:p>
      <text:p text:style-name="P62"><text:tab/><text:tab/><text:tab/> <text:s/>then produce c</text:p>
      <text:p text:style-name="P62"><text:tab/><text:tab/><text:tab/> <text:s/>else failure</text:p>
      <text:p text:style-name="P63">failure <text:s/><text:span text:style-name="T46">is </text:span>defined as</text:p>
      <text:p text:style-name="P63">fail<text:span text:style-name="T46">ure</text:span> :: Parser a</text:p>
      <text:p text:style-name="P40"><text:span text:style-name="T27">fail</text:span><text:span text:style-name="T37">ure</text:span><text:span text:style-name="T27"> = Parser ( </text:span><text:span text:style-name="T32">λ </text:span><text:span text:style-name="T27">cs → [])</text:span></text:p>
      <text:p text:style-name="P34">Satisfy succeeds when the supplied function on any character returns True, and then returns the parsed character or fails to parse. </text:p>
      <text:p text:style-name="P31">Another simple parser can be made in which <text:span text:style-name="T45">recognises strings. Before this can be achieved a parser in which accepts a single character must be made with the use of satisfy.</text:span></text:p>
      <text:p text:style-name="P35">char :: Char → Parser Char</text:p>
      <text:p text:style-name="P35">char c = satisfy (c==)</text:p>
      <text:p text:style-name="P36">char parses a single char and returns if it succeeds. </text:p>
      <text:p text:style-name="P37">This can then be used as another building block to create a new parser which recognises strings.</text:p>
      <text:p text:style-name="P38"><text:soft-page-break/>string :: String → Parser String</text:p>
      <text:p text:style-name="P38">string [] = produce </text:p>
      <text:p text:style-name="P38">string (c:cs) = <text:s/>char c &gt;&gt;= <text:s/><text:span text:style-name="T32">λ </text:span><text:span text:style-name="T27">c' →</text:span></text:p>
      <text:p text:style-name="P38"><text:span text:style-name="T27"><text:tab/><text:tab/>string cs &gt;&gt;= <text:s/></text:span><text:span text:style-name="T32">λ </text:span><text:span text:style-name="T27">cs' →</text:span></text:p>
      <text:p text:style-name="P64"><text:tab/><text:tab/>produce (c:cs)</text:p>
      <text:p text:style-name="P39"><text:span text:style-name="T27">This parser takes each character from the top and produces them a</text:span><text:span text:style-name="T34">t</text:span><text:span text:style-name="T27"> the end </text:span><text:span text:style-name="T34">once all is parsed</text:span><text:span text:style-name="T27">. This is done using the char parser defined previously.</text:span></text:p>
      <text:p text:style-name="P65">string can also be defined this way:</text:p>
      <text:p text:style-name="P65">string :: String → Parser String</text:p>
      <text:p text:style-name="P41"><text:span text:style-name="T27">string cs = foldr ( </text:span><text:span text:style-name="T32">λ </text:span><text:span text:style-name="T27">x pxs →</text:span></text:p>
      <text:p text:style-name="P65"><text:tab/><text:tab/> <text:s text:c="2"/>(:) &lt;$&gt; char x &lt;*&gt; pxs) </text:p>
      <text:p text:style-name="P65"><text:tab/><text:tab/> <text:s text:c="2"/>(produce []) cs</text:p>
      <text:p text:style-name="P58"><text:span text:style-name="T35">This is the same however introduces new symbols.</text:span><text:span text:style-name="T27"> </text:span></text:p>
      <text:p text:style-name="P59"><text:span text:style-name="T27">(&lt;|&gt;) - </text:span><text:span text:style-name="T36">Alternative </text:span><text:span text:style-name="T27"><text:s/></text:span><text:span text:style-name="T36">e.g. p &lt;|&gt; q</text:span></text:p>
      <text:p text:style-name="P59"><text:span text:style-name="T36"/></text:p>
      <text:p text:style-name="P60"><text:span text:style-name="T27">class Alternative f where </text:span></text:p>
      <text:p text:style-name="P60"><text:span text:style-name="T27"><text:tab/>empty :: fa</text:span></text:p>
      <text:p text:style-name="P60"><text:span text:style-name="T27"><text:tab/>(&lt;|&gt;) <text:s text:c="2"/>:: fa → fa → fa</text:span></text:p>
      <text:p text:style-name="P60"><text:span text:style-name="T27">This must satisfy some laws:<text:line-break/>empty &lt;|&gt; q = q</text:span></text:p>
      <text:p text:style-name="P60"><text:span text:style-name="T27">p &lt;|&gt; empty = p</text:span></text:p>
      <text:p text:style-name="P60"/>
      <text:p text:style-name="P60"><text:span text:style-name="T27">instance Alternative Maybe where</text:span></text:p>
      <text:p text:style-name="P60"><text:span text:style-name="T27"><text:tab/>empty = Nothing</text:span></text:p>
      <text:p text:style-name="P60"><text:span text:style-name="T27"><text:tab/>Just x &lt;|&gt; q = Just x</text:span></text:p>
      <text:p text:style-name="P60"><text:span text:style-name="T27"><text:tab/>Nothing &lt;|&gt; q = q</text:span></text:p>
      <text:p text:style-name="P60"/>
      <text:p text:style-name="P60"><text:span text:style-name="T27">instance Alternative [] where</text:span></text:p>
      <text:p text:style-name="P60"><text:span text:style-name="T27"><text:s/><text:tab/>empty = []</text:span></text:p>
      <text:p text:style-name="P60"><text:span text:style-name="T27"><text:tab/>xs &lt;|&gt; ys = xs ++ys</text:span></text:p>
      <text:p text:style-name="P60"/>
      <text:p text:style-name="P60"><text:span text:style-name="T27">the parser instance:<text:line-break/>instance Alternative Parser where </text:span></text:p>
      <text:p text:style-name="P60"><text:span text:style-name="T27"><text:tab/>empty = failure</text:span></text:p>
      <text:p text:style-name="P60"><text:span text:style-name="T27"><text:tab/></text:span><text:span text:style-name="T38">(&lt;|&gt;) = orElse </text:span></text:p>
      <text:p text:style-name="P60"/>
      <text:p text:style-name="P61"><text:span text:style-name="T38">o</text:span><text:span text:style-name="T27">rElse :: Parser a → Parser a → Parser a</text:span></text:p>
      <text:p text:style-name="P61"><text:span text:style-name="T27">orElse (Parser px) (Parser py) = Parser ( </text:span><text:span text:style-name="T32">λ </text:span><text:span text:style-name="T27">ts → </text:span></text:p>
      <text:p text:style-name="P61"><text:span text:style-name="T27"><text:tab/>case px ts of </text:span></text:p>
      <text:p text:style-name="P61"><text:span text:style-name="T27"><text:tab/>[] → py ts</text:span></text:p>
      <text:p text:style-name="P61"><text:span text:style-name="T27"><text:tab/>xs → xs <text:s/>)</text:span></text:p>
      <text:p text:style-name="P61"><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2T19:37:57.011696305</dc:date>
    <meta:editing-duration>PT9H38M18S</meta:editing-duration>
    <meta:editing-cycles>125</meta:editing-cycles>
    <meta:generator>LibreOffice/4.2.8.2$Linux_X86_64 LibreOffice_project/420m0$Build-2</meta:generator>
    <meta:document-statistic meta:table-count="1" meta:image-count="1" meta:object-count="0" meta:page-count="4" meta:paragraph-count="125" meta:word-count="1444" meta:character-count="7515" meta:non-whitespace-character-count="6110"/>
  </office:meta>
</office:document-meta>
</file>